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ahoma" fo:letter-spacing="normal" fo:font-style="normal" fo:font-weight="normal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fo:letter-spacing="normal"/>
    </style:style>
    <style:style style:name="T1" style:family="text">
      <style:text-properties style:font-name="Tahoma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p 12 - Sep 18</text:p>
      <text:p text:style-name="P1">Zachary Zimmerman</text:p>
      <text:p text:style-name="P1">Senior Project Fall 2014</text:p>
      <text:p text:style-name="P1">Week 5 Journal</text:p>
      <text:p text:style-name="P2">     <text:span text:style-name="T1">September 12</text:span></text:p>
      <text:p text:style-name="P2">     <text:span text:style-name="T1">September 13</text:span></text:p>
      <text:p text:style-name="P2">     <text:span text:style-name="T1">September 14</text:span></text:p>
      <text:p text:style-name="P2">     <text:span text:style-name="T1">September 15</text:span></text:p>
      <text:p text:style-name="P2">          <text:span text:style-name="T1">1630-1800 - Server configuration and database development</text:span></text:p>
      <text:p text:style-name="P2">     <text:span text:style-name="T1">September 16</text:span></text:p>
      <text:p text:style-name="P2">          <text:span text:style-name="T1">1600-1700 Created time line for project</text:span></text:p>
      <text:p text:style-name="P2">     <text:span text:style-name="T1">September 17</text:span></text:p>
      <text:p text:style-name="P2">          <text:span text:style-name="T1">1400-1500 Updated project timeline</text:span></text:p>
      <text:p text:style-name="P2">     <text:span text:style-name="T1">September 18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9-18T15:24:12.27</meta:creation-date>
    <meta:document-statistic meta:table-count="0" meta:image-count="0" meta:object-count="0" meta:page-count="1" meta:paragraph-count="14" meta:word-count="45" meta:character-count="349"/>
    <dc:date>2014-09-18T15:24:31.47</dc:date>
    <meta:editing-duration>PT21S</meta:editing-duration>
    <meta:editing-cycles>1</meta:editing-cycles>
    <meta:generator>OpenOffice/4.1.0$Win32 OpenOffice.org_project/410m18$Build-9764</meta:generator>
  </office:meta>
</office:document-meta>
</file>